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 style:list-style-name="L1">
      <style:text-properties officeooo:rsid="0017a22a" officeooo:paragraph-rsid="0017a22a"/>
    </style:style>
    <style:style style:name="P3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4" style:family="paragraph" style:parent-style-name="Standard">
      <style:text-properties officeooo:rsid="0017b352" officeooo:paragraph-rsid="0017b352"/>
    </style:style>
    <style:style style:name="P5" style:family="paragraph" style:parent-style-name="Standard" style:list-style-name="L2">
      <style:text-properties officeooo:rsid="0017b352" officeooo:paragraph-rsid="0017b352"/>
    </style:style>
    <style:style style:name="P6" style:family="paragraph" style:parent-style-name="Standard">
      <style:text-properties officeooo:rsid="00194fc7" officeooo:paragraph-rsid="00194fc7"/>
    </style:style>
    <style:style style:name="P7" style:family="paragraph" style:parent-style-name="Standard" style:list-style-name="L2">
      <style:text-properties officeooo:rsid="001aafa6" officeooo:paragraph-rsid="001aafa6"/>
    </style:style>
    <style:style style:name="T1" style:family="text">
      <style:text-properties officeooo:rsid="0018c9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PÀGINA D’ADMINISTRACIÓ - MIQUEL ROMANS</text:h>
      <text:p text:style-name="P1"/>
      <text:p text:style-name="P3">REQUERIMENTS</text:p>
      <text:p text:style-name="P1"/>
      <text:p text:style-name="P4">Pàgina web</text:p>
      <text:list xml:id="list794187168" text:style-name="L2">
        <text:list-item>
          <text:p text:style-name="P7">Responsive design</text:p>
        </text:list-item>
        <text:list-item>
          <text:p text:style-name="P5">Mostra els continguts des de la base de dades.</text:p>
          <text:p text:style-name="P5"/>
        </text:list-item>
      </text:list>
      <text:p text:style-name="P1"/>
      <text:p text:style-name="P4">Pàgina d’administració</text:p>
      <text:list xml:id="list3899909711" text:style-name="L1">
        <text:list-item>
          <text:p text:style-name="P2">Formulari d’accés</text:p>
        </text:list-item>
        <text:list-item>
          <text:p text:style-name="P2">Continguts per base de dades.</text:p>
        </text:list-item>
        <text:list-item>
          <text:p text:style-name="P2">Poder crear i editar seccions.</text:p>
        </text:list-item>
        <text:list-item>
          <text:p text:style-name="P2">Poder crear, editar i marcar com a no publicat els continguts de les seccions.</text:p>
        </text:list-item>
      </text:list>
      <text:p text:style-name="P1"/>
      <text:p text:style-name="P1"/>
      <text:p text:style-name="P3">DISSENY FUNCIONAL</text:p>
      <text:p text:style-name="P1"/>
      <text:p text:style-name="P6">host infinityfree</text:p>
      <text:p text:style-name="P1"/>
      <text:p text:style-name="P3">DISSENY T<text:span text:style-name="T1">È</text:span>CNI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53:47.647000000</meta:creation-date>
    <dc:date>2020-04-05T16:17:16.328000000</dc:date>
    <meta:editing-duration>PT10M47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4" meta:word-count="60" meta:character-count="354" meta:non-whitespace-character-count="314"/>
  </office:meta>
</office:document-meta>
</file>